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438409840">
          <text:insertion>
            <office:change-info>
              <dc:creator>Bob Jacobsen</dc:creator>
              <dc:date>2010-10-08T22:11:00</dc:date>
            </office:change-info>
          </text:insertion>
        </text:changed-region>
        <text:changed-region text:id="ct1438409936">
          <text:deletion>
            <office:change-info>
              <dc:creator>Bob Jacobsen</dc:creator>
              <dc:date>2010-10-08T22:11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700143746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1438391184">
          <text:insertion>
            <office:change-info>
              <dc:creator>Bob Jacobsen</dc:creator>
              <dc:date>2010-10-08T2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hange-start text:change-id="ct1438409840"/>Introduction (Informative)</text:h>
      <text:p text:style-name="Standard">This specification describes ...</text:p>
      <text:h text:style-name="Heading_20_1" text:outline-level="1">References and Context (Normative)</text:h>
      <text:p text:style-name="Standard">This specification is in the context of the OpenLCB-CAN … Specification, which specifies …</text:p>
      <text:p text:style-name="Standard"/>
      <text:p text:style-name="Standard"/>
      <text:p text:style-name="Standard"/>
      <text:p text:style-name="P1"><text:change-end text:change-id="ct1438409840"/><text:change text:change-id="ct1438409936"/><text:change-start text:change-id="ct1438391184"/>Below this is just a collection of pieces from other docs right now.<text:change-end text:change-id="ct143839118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52908088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52908102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529080880"/><text:change-start text:change-id="ct1529081024"/>OpenLCB-TCP Segment Transfer Standard<text:change-end text:change-id="ct1529081024"/></text:p>
      </style:header>
      <style:footer>
        <text:tracked-changes>
          <text:changed-region text:id="ct1529063328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134195548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529069584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1529063328"/><text:change-start text:change-id="ct1341955488"/><text:span text:style-name="MT2">Copyright 2010, by J. Day, D. Harris, B. Jacobsen, and A. Shepherd</text:span><text:change-end text:change-id="ct1341955488"/><text:change text:change-id="ct1529069584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7:26:07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529095648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152909851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529095392">
            <text:insertion>
              <office:change-info>
                <dc:creator>Bob Jacobsen</dc:creator>
                <dc:date>2010-10-08T22:11:00</dc:date>
              </office:change-info>
            </text:insertion>
          </text:changed-region>
          <text:changed-region text:id="ct1529097024">
            <text:deletion>
              <office:change-info>
                <dc:creator>Bob Jacobsen</dc:creator>
                <dc:date>2010-10-08T22:11:00</dc:date>
              </office:change-info>
              <text:p text:style-name="MP9">(title)</text:p>
            </text:deletion>
          </text:changed-region>
          <text:changed-region text:id="ct1529094080">
            <text:insertion>
              <office:change-info>
                <dc:creator>Bob Jacobsen</dc:creator>
                <dc:date>2010-10-08T22:11:00</dc:date>
              </office:change-info>
            </text:insertion>
          </text:changed-region>
          <text:changed-region text:id="ct1529097280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152909612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529096224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1529083824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7"><draw:custom-shape text:anchor-type="char" draw:z-index="1" draw:name="PowerPlusWaterMarkObject1" draw:style-name="Mgr1" draw:text-style-name="MP3" svg:width="6.5461in" svg:height="2.6185in" draw:transform="skewX (-6.73624118882305E-017) rotate (0.7853981633973) translate (0.00972222222222222in 5.2110892388451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529095648"/><text:change-start text:change-id="ct1529098512"/>OpenLCB St<text:change-end text:change-id="ct1529098512"/><text:change-start text:change-id="ct1529095392"/>andard<text:change-end text:change-id="ct152909539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529097024"/><text:change-start text:change-id="ct1529094080"/>OpenLCB-TCP Segment Transfer<text:change-end text:change-id="ct152909408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1529097280"/><text:change-start text:change-id="ct1529096128"/><text:date style:data-style-name="N37" text:date-value="2010-10-08T17:19:56" text:fixed="true">10/08/10</text:date><text:change-end text:change-id="ct1529096128"/></text:p>
            </table:table-cell>
            <table:table-cell table:style-name="Table1.C1" office:value-type="string">
              <text:p text:style-name="MP9"><text:change text:change-id="ct1529096224"/><text:change-start text:change-id="ct1529083824"/>Preliminary<text:change-end text:change-id="ct1529083824"/></text:p>
            </table:table-cell>
          </table:table-row>
        </table:table>
        <text:p text:style-name="Header"/>
      </style:header>
      <style:footer>
        <text:tracked-changes>
          <text:changed-region text:id="ct1345522480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1437661264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437603120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1345522480"/><text:change-start text:change-id="ct1437661264"/><text:span text:style-name="MT4">10</text:span><text:change-end text:change-id="ct1437661264"/><text:span text:style-name="MT4">, by J. Day, D. Harris, B. Jacobsen, </text:span><text:change text:change-id="ct1437603120"/><text:span text:style-name="MT4">and A. Shepherd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0T17:26:07">10/10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Segment Transfer Standard</dc:title>
    <meta:initial-creator>Alex Shepherd</meta:initial-creator>
    <meta:creation-date>2009-01-22T07:11:27</meta:creation-date>
    <meta:editing-cycles>54</meta:editing-cycles>
    <meta:editing-duration>PT11H41M22S</meta:editing-duration>
    <meta:generator>OpenOffice.org/3.2$Unix OpenOffice.org_project/320m18$Build-9502</meta:generator>
    <dc:date>2010-10-10T17:26:07</dc:date>
    <dc:creator>Bob Jacobsen</dc:creator>
    <meta:document-statistic meta:table-count="1" meta:image-count="1" meta:object-count="0" meta:page-count="2" meta:paragraph-count="33" meta:word-count="218" meta:character-count="1408"/>
    <meta:user-defined meta:name="Info 1"/>
    <meta:user-defined meta:name="Info 2"/>
    <meta:user-defined meta:name="Info 3"/>
    <meta:user-defined meta:name="Info 4"/>
  </office:meta>
</office:document-meta>
</file>